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3695*"/>
    </style:style>
    <style:style style:name="Table1.B" style:family="table-column">
      <style:table-column-properties style:column-width="4.1271in" style:rel-column-width="594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 style:shadow="none"/>
    </style:style>
    <style:style style:name="persons.A" style:family="table-column">
      <style:table-column-properties style:column-width="3.3465in" style:rel-column-width="32767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B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12848b" officeooo:paragraph-rsid="002b029e"/>
    </style:style>
    <style:style style:name="P2" style:family="paragraph" style:parent-style-name="Standard" style:list-style-name="L22">
      <style:text-properties style:font-name="Bitstream Vera Sans" officeooo:rsid="0012848b" officeooo:paragraph-rsid="0012848b"/>
    </style:style>
    <style:style style:name="P3" style:family="paragraph" style:parent-style-name="Standard" style:list-style-name="L22">
      <style:text-properties style:font-name="Bitstream Vera Sans" officeooo:rsid="0012848b" officeooo:paragraph-rsid="002b029e"/>
    </style:style>
    <style:style style:name="P4" style:family="paragraph" style:parent-style-name="Standard">
      <style:text-properties style:font-name="Bitstream Vera Sans" officeooo:rsid="0013e269" officeooo:paragraph-rsid="002b029e"/>
    </style:style>
    <style:style style:name="P5" style:family="paragraph" style:parent-style-name="Standard" style:list-style-name="L22">
      <style:text-properties style:font-name="Bitstream Vera Sans" officeooo:rsid="001cd05f" officeooo:paragraph-rsid="001cd05f"/>
    </style:style>
    <style:style style:name="P6" style:family="paragraph" style:parent-style-name="Standard">
      <style:text-properties style:font-name="Bitstream Vera Sans" officeooo:rsid="001cd05f" officeooo:paragraph-rsid="002f84fc"/>
    </style:style>
    <style:style style:name="P7" style:family="paragraph" style:parent-style-name="Standard">
      <style:text-properties style:font-name="Bitstream Vera Sans" officeooo:rsid="001cd05f" officeooo:paragraph-rsid="00335f75"/>
    </style:style>
    <style:style style:name="P8" style:family="paragraph" style:parent-style-name="Standard">
      <style:text-properties style:font-name="Bitstream Vera Sans" officeooo:rsid="0016e49d" officeooo:paragraph-rsid="0016e49d"/>
    </style:style>
    <style:style style:name="P9" style:family="paragraph" style:parent-style-name="Standard">
      <style:text-properties style:font-name="Bitstream Vera Sans" officeooo:rsid="0016e49d" officeooo:paragraph-rsid="0018d041"/>
    </style:style>
    <style:style style:name="P10" style:family="paragraph" style:parent-style-name="Standard">
      <style:text-properties style:font-name="Bitstream Vera Sans" officeooo:rsid="0016e49d" officeooo:paragraph-rsid="002b029e"/>
    </style:style>
    <style:style style:name="P11" style:family="paragraph" style:parent-style-name="Standard">
      <style:text-properties style:font-name="Bitstream Vera Sans" officeooo:rsid="0016e49d" officeooo:paragraph-rsid="0012848b"/>
    </style:style>
    <style:style style:name="P12" style:family="paragraph" style:parent-style-name="Standard">
      <style:text-properties style:font-name="Bitstream Vera Sans" officeooo:paragraph-rsid="001d53b8"/>
    </style:style>
    <style:style style:name="P13" style:family="paragraph" style:parent-style-name="Standard">
      <style:text-properties style:font-name="Bitstream Vera Sans" officeooo:paragraph-rsid="00270817"/>
    </style:style>
    <style:style style:name="P14" style:family="paragraph" style:parent-style-name="Standard">
      <style:text-properties style:font-name="Bitstream Vera Sans" officeooo:paragraph-rsid="00296ddf"/>
    </style:style>
    <style:style style:name="P15" style:family="paragraph" style:parent-style-name="Standard">
      <style:text-properties style:font-name="Bitstream Vera Sans" officeooo:rsid="002b029e" officeooo:paragraph-rsid="002b029e"/>
    </style:style>
    <style:style style:name="P16" style:family="paragraph" style:parent-style-name="Standard">
      <style:text-properties style:font-name="Bitstream Vera Sans" officeooo:rsid="002e4d66" officeooo:paragraph-rsid="002e4d66"/>
    </style:style>
    <style:style style:name="P17" style:family="paragraph" style:parent-style-name="Standard" style:list-style-name="L23">
      <style:text-properties style:font-name="Bitstream Vera Sans" officeooo:rsid="002e4d66" officeooo:paragraph-rsid="003714aa"/>
    </style:style>
    <style:style style:name="P18" style:family="paragraph" style:parent-style-name="Standard">
      <style:text-properties style:font-name="Bitstream Vera Sans" officeooo:rsid="002e4d66" officeooo:paragraph-rsid="003714aa"/>
    </style:style>
    <style:style style:name="P19" style:family="paragraph" style:parent-style-name="Standard">
      <style:text-properties style:font-name="Bitstream Vera Sans" officeooo:rsid="002f2cd6" officeooo:paragraph-rsid="002f2cd6"/>
    </style:style>
    <style:style style:name="P20" style:family="paragraph" style:parent-style-name="Standard" style:list-style-name="L24">
      <style:text-properties style:font-name="Bitstream Vera Sans" officeooo:rsid="002f2cd6" officeooo:paragraph-rsid="002f2cd6"/>
    </style:style>
    <style:style style:name="P21" style:family="paragraph" style:parent-style-name="Standard">
      <style:text-properties style:font-name="Bitstream Vera Sans" officeooo:paragraph-rsid="00335f75"/>
    </style:style>
    <style:style style:name="P22" style:family="paragraph" style:parent-style-name="Standard">
      <style:text-properties style:font-name="Liberation Sans" officeooo:rsid="003bd48a" officeooo:paragraph-rsid="003bd48a"/>
    </style:style>
    <style:style style:name="P23" style:family="paragraph" style:parent-style-name="Standard">
      <style:text-properties style:font-name="Liberation Sans" officeooo:paragraph-rsid="003bd48a"/>
    </style:style>
    <style:style style:name="P24" style:family="paragraph" style:parent-style-name="Standard">
      <style:text-properties style:font-name="Liberation Sans" officeooo:paragraph-rsid="003c3132"/>
    </style:style>
    <style:style style:name="P25" style:family="paragraph" style:parent-style-name="Text_20_body">
      <style:text-properties style:font-name="Liberation Sans" officeooo:rsid="003bd48a" officeooo:paragraph-rsid="003bd48a"/>
    </style:style>
    <style:style style:name="P26" style:family="paragraph" style:parent-style-name="Text_20_body" style:list-style-name="L25">
      <style:text-properties style:font-name="Liberation Sans" officeooo:rsid="003bd48a" officeooo:paragraph-rsid="003bd48a"/>
    </style:style>
    <style:style style:name="P27" style:family="paragraph" style:parent-style-name="Text_20_body">
      <style:text-properties style:font-name="Liberation Sans" officeooo:rsid="003c3132" officeooo:paragraph-rsid="003c3132"/>
    </style:style>
    <style:style style:name="P28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29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30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31" style:family="paragraph" style:parent-style-name="Heading_20_1">
      <style:paragraph-properties fo:text-align="center" style:justify-single-word="false"/>
      <style:text-properties fo:color="#0000ff"/>
    </style:style>
    <style:style style:name="P32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33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34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35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36" style:family="paragraph" style:parent-style-name="Table_20_Contents">
      <style:text-properties style:font-name="Bitstream Vera Sans" officeooo:rsid="002b029e" officeooo:paragraph-rsid="002b029e"/>
    </style:style>
    <style:style style:name="P37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38" style:family="paragraph">
      <loext:graphic-properties draw:fill="none" draw:fill-color="#ffffff"/>
      <style:text-properties fo:font-size="12pt"/>
    </style:style>
    <style:style style:name="P39" style:family="paragraph">
      <loext:graphic-properties draw:fill="none" draw:fill-color="#ffffff"/>
      <style:text-properties fo:color="#800000" fo:font-size="12pt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b029e" fo:background-color="#ffff00" loext:char-shading-value="0"/>
    </style:style>
    <style:style style:name="T6" style:family="text">
      <style:text-properties officeooo:rsid="003d4989" fo:background-color="#ffff00" loext:char-shading-value="0"/>
    </style:style>
    <style:style style:name="T7" style:family="text">
      <style:text-properties officeooo:rsid="003501d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11" style:family="text">
      <style:text-properties officeooo:rsid="003c3132"/>
    </style:style>
    <style:style style:name="T12" style:family="text">
      <style:text-properties officeooo:rsid="003d4989"/>
    </style:style>
    <style:style style:name="T13" style:family="text">
      <style:text-properties officeooo:rsid="0042ea03"/>
    </style:style>
    <style:style style:name="T14" style:family="text">
      <style:text-properties officeooo:rsid="0044d7e2"/>
    </style:style>
    <style:style style:name="T15" style:family="text">
      <style:text-properties fo:font-size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0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31" text:outline-level="1"><text:span text:style-name="T2">OpenOlitor - </text:span>Simple Report Example document</text:h>
      <text:h text:style-name="Heading_20_2" text:outline-level="2"><text:span text:style-name="T14">Direct</text:span> Access to Properties</text:h>
      <text:p text:style-name="P15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Direct Access</text:p>
          </table:table-cell>
          <table:table-cell table:style-name="Table1.B1" office:value-type="string">
            <text:p text:style-name="P1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5">Access of nested Properties</text:p>
          </table:table-cell>
          <table:table-cell table:style-name="Table1.B2" office:value-type="string">
            <text:p text:style-name="P4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36">Access of Properties in Array</text:p>
          </table:table-cell>
          <table:table-cell table:style-name="Table1.B2" office:value-type="string">
            <text:p text:style-name="P10">First Address: <text:user-field-get text:name="addresses.0.street">Street</text:user-field-get></text:p>
          </table:table-cell>
        </table:table-row>
      </table:table>
      <text:p text:style-name="P15"/>
      <text:p text:style-name="P15">Formatted values <text:span text:style-name="T7">using </text:span><text:span text:style-name="T10">VariableFields</text:span></text:p>
      <text:list xml:id="list8889743707952307878" text:style-name="L22">
        <text:list-item>
          <text:p text:style-name="P2"><text:span text:style-name="T1">Unformatted </text:span>Number: <text:user-field-get style:data-style-name="N4" text:name="number">0.00</text:user-field-get></text:p>
        </text:list-item>
        <text:list-item>
          <text:p text:style-name="P3"><text:span text:style-name="T1">Formatted </text:span>Number: <text:user-field-get style:data-style-name="N4" text:name="number">0.00</text:user-field-get></text:p>
        </text:list-item>
        <text:list-item>
          <text:p text:style-name="P5">LibreOffice Date Field: <text:date style:data-style-name="N37" text:date-value="2016-05-25T16:24:34.163749348" text:fixed="true">25.05.16</text:date></text:p>
        </text:list-item>
        <text:list-item>
          <text:p text:style-name="P5">Custom Date Field: <text:user-field-get style:data-style-name="N36" text:name="date">30.12.1899</text:user-field-get></text:p>
        </text:list-item>
      </text:list>
      <text:p text:style-name="P19"/>
      <text:p text:style-name="P19">Formatted values <text:span text:style-name="T7">using</text:span> <text:span text:style-name="T9">Textboxes</text:span></text:p>
      <text:list xml:id="list2208793425978055232" text:style-name="L24">
        <text:list-item>
          <text:p text:style-name="P20"><text:span text:style-name="T1">Formatted Number </text:span><text:span text:style-name="T5">(not working!)</text:span><text:span text:style-name="T1">:</text:span><draw:frame text:anchor-type="as-char" svg:y="-0.1437in" draw:z-index="4" draw:name="number | number: &quot;###,000.0##;[ROT]-###,000.0##&quot;" draw:style-name="gr1" draw:text-style-name="P39" svg:width="1.5433in" svg:height="0.1925in"><draw:text-box><text:p><text:span text:style-name="T15">number</text:span></text:p></draw:text-box></draw:frame></text:p>
        </text:list-item>
      </text:list>
      <text:p text:style-name="P6"><text:span text:style-name="T3">Formatted Number not in List: </text:span><draw:frame text:anchor-type="as-char" svg:y="-0.1437in" draw:z-index="5" draw:name="number | number: &quot;###,000.0##;[ROT]-###,000.0##&quot;" draw:style-name="gr1" draw:text-style-name="P39" svg:width="1.5433in" svg:height="0.1925in"><draw:text-box><text:p><text:span text:style-name="T15">number</text:span></text:p></draw:text-box></draw:frame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"><text:span text:style-name="T3">Formatted Number in table</text:span></text:p>
          </table:table-cell>
          <table:table-cell table:style-name="Table2.B1" office:value-type="string">
            <text:p text:style-name="P21"><draw:frame text:anchor-type="as-char" svg:y="-0.1437in" draw:z-index="6" draw:name="number | number: &quot;###,000.0##;[ROT]-###,000.0##&quot;" draw:style-name="gr1" draw:text-style-name="P39" svg:width="1.5433in" svg:height="0.1925in"><draw:text-box><text:p><text:span text:style-name="T15">number</text:span></text:p></draw:text-box></draw:frame></text:p>
          </table:table-cell>
        </table:table-row>
      </table:table>
      <text:p text:style-name="P6"/>
      <text:p text:style-name="P16">Conditional fields:</text:p>
      <text:list xml:id="list8880040822883485083" text:style-name="L23">
        <text:list-item>
          <text:p text:style-name="P17">Hidden Variable <text:hidden-text text:condition="ooow:visible" text:string-value="Conditional Text"/></text:p>
        </text:list-item>
      </text:list>
      <text:p text:style-name="P18"><text:hidden-paragraph text:condition="ooow:visible"/>Hidden Paragraph</text:p>
      <text:p text:style-name="P11"/>
      <text:h text:style-name="Heading_20_2" text:outline-level="2">Table Example<text:span text:style-name="T13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32">Nr.</text:p>
            </table:table-cell>
            <table:table-cell table:style-name="addresses.A1" office:value-type="string">
              <text:p text:style-name="P32">Street</text:p>
            </table:table-cell>
            <table:table-cell table:style-name="addresses.A1" office:value-type="string">
              <text:p text:style-name="P33">Date</text:p>
            </table:table-cell>
            <table:table-cell table:style-name="addresses.D1" office:value-type="string">
              <text:p text:style-name="P34">Number</text:p>
            </table:table-cell>
          </table:table-row>
        </table:table-header-rows>
        <table:table-row>
          <table:table-cell table:style-name="addresses.A2" office:value-type="string">
            <text:p text:style-name="P9"><draw:frame text:anchor-type="as-char" svg:y="-0.1437in" draw:z-index="0" draw:name="id" draw:style-name="gr1" draw:text-style-name="P38" svg:width="1.5433in" svg:height="0.1925in"><draw:text-box><text:p><text:span text:style-name="T15">Id</text:span></text:p></draw:text-box></draw:frame></text:p>
          </table:table-cell>
          <table:table-cell table:style-name="addresses.B2" office:value-type="string">
            <text:p text:style-name="P12"><draw:frame text:anchor-type="as-char" svg:y="-0.1437in" draw:z-index="1" draw:name="street" draw:style-name="gr1" draw:text-style-name="P38" svg:width="1.5433in" svg:height="0.1925in"><draw:text-box><text:p><text:span text:style-name="T15">Street</text:span></text:p></draw:text-box></draw:frame></text:p>
          </table:table-cell>
          <table:table-cell table:style-name="addresses.C2" office:value-type="string">
            <text:p text:style-name="P13"><draw:frame text:anchor-type="as-char" svg:y="-0.1437in" draw:z-index="2" draw:name="date | date: &quot;EEE, dd.MM.yyyy&quot;" draw:style-name="gr1" draw:text-style-name="P38" svg:width="1.5433in" svg:height="0.1925in"><draw:text-box><text:p><text:span text:style-name="T15">date</text:span></text:p></draw:text-box></draw:frame></text:p>
          </table:table-cell>
          <table:table-cell table:style-name="addresses.D2" office:value-type="string">
            <text:p text:style-name="P14"><draw:frame text:anchor-type="as-char" svg:y="-0.1437in" draw:z-index="3" draw:name="number | number: &quot;###,000.0##;[ROT]-###,000.0##&quot;" draw:style-name="gr1" draw:text-style-name="P39" svg:width="1.5433in" svg:height="0.1925in"><draw:text-box><text:p><text:span text:style-name="T15">number</text:span></text:p></draw:text-box></draw:frame></text:p>
          </table:table-cell>
        </table:table-row>
      </table:table>
      <text:p text:style-name="P8"/>
      <text:h text:style-name="Heading_20_2" text:outline-level="2">Section Example<text:span text:style-name="T13">s</text:span></text:h>
      <text:section text:style-name="Sect1" text:name="addresses">
        <text:p text:style-name="P28"/>
        <text:p text:style-name="P30">Plain fields in sections</text:p>
        <text:p text:style-name="P22">id: <draw:frame text:anchor-type="as-char" svg:y="-0.1437in" draw:z-index="11" draw:name="id" draw:style-name="gr1" draw:text-style-name="P38" svg:width="1.5433in" svg:height="0.1925in"><draw:text-box><text:p><text:span text:style-name="T15">Id</text:span></text:p></draw:text-box></draw:frame></text:p>
        <text:p text:style-name="P22">street: <draw:frame text:anchor-type="as-char" svg:y="-0.1437in" draw:z-index="12" draw:name="street" draw:style-name="gr1" draw:text-style-name="P38" svg:width="1.5433in" svg:height="0.1925in"><draw:text-box><text:p><text:span text:style-name="T15">Street</text:span></text:p></draw:text-box></draw:frame></text:p>
        <text:p text:style-name="P22">date: <draw:frame text:anchor-type="as-char" svg:y="-0.1437in" draw:z-index="13" draw:name="date | date: &quot;EEE, dd.MM.yyyy&quot;" draw:style-name="gr1" draw:text-style-name="P38" svg:width="1.5433in" svg:height="0.1925in"><draw:text-box><text:p><text:span text:style-name="T15">date</text:span></text:p></draw:text-box></draw:frame></text:p>
        <text:p text:style-name="P22">number: <draw:frame text:anchor-type="as-char" svg:y="-0.1437in" draw:z-index="14" draw:name="number | number: &quot;###,000.0##;[ROT]-###,000.0##&quot;" draw:style-name="gr1" draw:text-style-name="P39" svg:width="1.5433in" svg:height="0.1925in"><draw:text-box><text:p><text:span text:style-name="T15">number</text:span></text:p></draw:text-box></draw:frame></text:p>
        <text:p text:style-name="P25"/>
        <text:p text:style-name="P28"><text:span text:style-name="T11">Static t</text:span>able in sections</text:p>
        <table:table table:name="Table3" table:style-name="Table3">
          <table:table-column table:style-name="Table3.A" table:number-columns-repeated="2"/>
          <table:table-row>
            <table:table-cell table:style-name="Table3.A1" office:value-type="string">
              <text:p text:style-name="P37">Nr</text:p>
            </table:table-cell>
            <table:table-cell table:style-name="Table3.B1" office:value-type="string">
              <text:p text:style-name="P23"><draw:frame text:anchor-type="as-char" svg:y="-0.1437in" draw:z-index="15" draw:name="id" draw:style-name="gr1" draw:text-style-name="P38" svg:width="1.5433in" svg:height="0.1925in"><draw:text-box><text:p><text:span text:style-name="T15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37">Street</text:p>
            </table:table-cell>
            <table:table-cell table:style-name="Table3.B2" office:value-type="string">
              <text:p text:style-name="P23"><draw:frame text:anchor-type="as-char" svg:y="-0.1437in" draw:z-index="16" draw:name="street" draw:style-name="gr1" draw:text-style-name="P38" svg:width="1.5433in" svg:height="0.1925in"><draw:text-box><text:p><text:span text:style-name="T15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37">Date</text:p>
            </table:table-cell>
            <table:table-cell table:style-name="Table3.B2" office:value-type="string">
              <text:p text:style-name="P23"><draw:frame text:anchor-type="as-char" svg:y="-0.1437in" draw:z-index="17" draw:name="date | date: &quot;EEE, dd.MM.yyyy&quot;" draw:style-name="gr1" draw:text-style-name="P38" svg:width="1.5433in" svg:height="0.1925in"><draw:text-box><text:p><text:span text:style-name="T15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37">Number</text:p>
            </table:table-cell>
            <table:table-cell table:style-name="Table3.B2" office:value-type="string">
              <text:p text:style-name="P23"><draw:frame text:anchor-type="as-char" svg:y="-0.1437in" draw:z-index="18" draw:name="number | number: &quot;###,000.0##;[ROT]-###,000.0##&quot;" draw:style-name="gr1" draw:text-style-name="P39" svg:width="1.5433in" svg:height="0.1925in"><draw:text-box><text:p><text:span text:style-name="T15">number</text:span></text:p></draw:text-box></draw:frame></text:p>
            </table:table-cell>
          </table:table-row>
        </table:table>
        <text:p text:style-name="P25"/>
        <text:p text:style-name="P29">Dynamic table in sections</text:p>
        <table:table table:name="persons" table:style-name="persons">
          <table:table-column table:style-name="persons.A" table:number-columns-repeated="2"/>
          <table:table-header-rows>
            <table:table-row>
              <table:table-cell table:style-name="persons.A1" office:value-type="string">
                <text:p text:style-name="P35">Firstname</text:p>
              </table:table-cell>
              <table:table-cell table:style-name="persons.B1" office:value-type="string">
                <text:p text:style-name="P35">Name</text:p>
              </table:table-cell>
            </table:table-row>
          </table:table-header-rows>
          <table:table-row>
            <table:table-cell table:style-name="persons.A2" office:value-type="string">
              <text:p text:style-name="P24"><draw:frame text:anchor-type="as-char" svg:y="-0.1437in" draw:z-index="19" draw:name="firstname" draw:style-name="gr1" draw:text-style-name="P38" svg:width="1.5433in" svg:height="0.1925in"><draw:text-box><text:p><text:span text:style-name="T15">Firstname</text:span></text:p></draw:text-box></draw:frame></text:p>
            </table:table-cell>
            <table:table-cell table:style-name="persons.B2" office:value-type="string">
              <text:p text:style-name="P24"><draw:frame text:anchor-type="as-char" svg:y="-0.1437in" draw:z-index="20" draw:name="name" draw:style-name="gr1" draw:text-style-name="P38" svg:width="1.5433in" svg:height="0.1925in"><draw:text-box><text:p><text:span text:style-name="T15">Name</text:span></text:p></draw:text-box></draw:frame></text:p>
            </table:table-cell>
          </table:table-row>
        </table:table>
        <text:p text:style-name="P27"/>
        <text:p text:style-name="P25"><text:span text:style-name="T8">List in sections</text:span><text:span text:style-name="T4"> </text:span><text:span text:style-name="T6">(Not yet working)</text:span></text:p>
        <text:list xml:id="list8986230251715171692" text:style-name="L25">
          <text:list-item>
            <text:p text:style-name="P26">Id: <draw:frame text:anchor-type="as-char" svg:y="-0.1437in" draw:z-index="7" draw:name="id" draw:style-name="gr1" draw:text-style-name="P38" svg:width="1.5433in" svg:height="0.1925in"><draw:text-box><text:p><text:span text:style-name="T15">Id</text:span></text:p></draw:text-box></draw:frame></text:p>
          </text:list-item>
          <text:list-item>
            <text:p text:style-name="P26">Street: <draw:frame text:anchor-type="as-char" svg:y="-0.1437in" draw:z-index="8" draw:name="street" draw:style-name="gr1" draw:text-style-name="P38" svg:width="1.5433in" svg:height="0.1925in"><draw:text-box><text:p><text:span text:style-name="T15">Street</text:span></text:p></draw:text-box></draw:frame></text:p>
          </text:list-item>
          <text:list-item>
            <text:p text:style-name="P26">Date: <draw:frame text:anchor-type="as-char" svg:y="-0.1437in" draw:z-index="9" draw:name="date | date: &quot;EEE, dd.MM.yyyy&quot;" draw:style-name="gr1" draw:text-style-name="P38" svg:width="1.5433in" svg:height="0.1925in"><draw:text-box><text:p><text:span text:style-name="T15">date</text:span></text:p></draw:text-box></draw:frame></text:p>
          </text:list-item>
          <text:list-item>
            <text:p text:style-name="P26">Number: <draw:frame text:anchor-type="as-char" svg:y="-0.1437in" draw:z-index="10" draw:name="number | number: &quot;###,000.0##;[ROT]-###,000.0##&quot;" draw:style-name="gr1" draw:text-style-name="P39" svg:width="1.5433in" svg:height="0.1925in"><draw:text-box><text:p><text:span text:style-name="T15">number</text:span></text:p></draw:text-box></draw:frame>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5-26T10:43:52.089747104</dc:date>
    <dc:creator>Mike Toggweiler</dc:creator>
    <meta:editing-duration>PT2H37M42S</meta:editing-duration>
    <meta:editing-cycles>53</meta:editing-cycles>
    <meta:generator>LibreOffice/4.4.6.3$Linux_X86_64 LibreOffice_project/40m0$Build-3</meta:generator>
    <meta:document-statistic meta:table-count="5" meta:image-count="0" meta:object-count="0" meta:page-count="2" meta:paragraph-count="56" meta:word-count="128" meta:character-count="794" meta:non-whitespace-character-count="711"/>
  </office:meta>
</office:document-meta>
</file>